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3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.00.00</text:date>, <text:time style:data-style-name="N2" text:time-value="17:14:09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3T17:15:17.652000000</dc:date>
    <meta:print-date>2006-09-05T16:08:04</meta:print-date>
    <meta:editing-duration>PT15M55S</meta:editing-duration>
    <meta:editing-cycles>12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4" style:family="chart" style:data-style-name="N16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." xlink:type="simple" chart:class="chart:line" chart:style-name="ch1">
        <chart:plot-area chart:style-name="ch2" table:cell-range-address="Mo_példa_06_a.D10:Mo_példa_06_a.H14" chart:data-source-has-labels="both" svg:x="0.32cm" svg:y="0.18cm" svg:width="15.374cm" svg:height="8.656cm">
          <chartooo:coordinate-region svg:x="3.111cm" svg:y="0.354cm" svg:width="11.311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